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ważne spojrzenie na medycynę okiem studenta cz.1<text:line-break/>M.C. <text:line-break/></text:p>
      <text:p text:style-name="P1">Kto by pomyślał, że na łamach naszego czasopisma pojawiłby się tak poważny felieton, a szczególnie pisany przeze mnie. Zacznę jednak od tego, co nakłoniło mnie do jego napisania. Każdy, kto pracował w firmie z projektami, czasopismami czy po prostu tworzył jakikolwiek projekt, wie, czym jest tzw. deadline. Jest to ostateczna data, kiedy można oddać swoją pracę, by poszła ona dalej, w naszym przypadku do korekty, a następnie DTP. Sam, przez całą karierę w “Brohoofie”, jak i w ET, dosyć swobodnie do tego podchodziłem, ale w związku z pewnymi sprawami tym razem musiałem trzymać się dat. I tu pojawia się mój ogromny problem, gdyż kompletnie nie miałem pojęcia, o czym napisać. Ani nie kusiła mnie żadna recenzja gry czy też filmu, nie miałem dużej ilości przemyśleń, które by można dać do felietonu. W trakcie rozmyślania nad tym, co mógłbym przelać na papier, zacząłem zastanawiać się nad poważniejszymi problemami. <text:line-break/><text:line-break/>Zaraz obok głównego budynku naszego uniwersytetu medycznego znajduje się kostnica, co jest całkiem normalne, ale też spora kapliczka, w której praktycznie codziennie odbywają się pogrzeby, więc za każdym razem, kiedy idę na zajęcia ze znajomymi, mijam załamanych, zapłakanych ludzi, którzy stracili kogoś bliskiego. Studenci dookoła się śmieją i żartują, a ci ludzie zastanawiają się, jak poradzą sobie bez tej osoby. Może zabrzmi to teraz strasznie, ale w związku z tym, a także wieloma innymi czynnikami, ludzie po medycynie stają się odporni na śmierć. I nie mam tu oczywiście na myśli tego, że nigdy nie umrzemy, a to, że kiedy nasz pacjent umiera, nie załamujemy się. I nie, to nie dlatego, że lekarze i lekarki to osoby bez duszy czy poczucia empatii, a dlatego że gdybyśmy pozwolili sobie na to, by emocje brały nad nami górę, zabilibyśmy więcej ludzi, niż wyleczyli. Taka jest prawda, musimy być odporni na to, że pacjent, z którym nam się świetnie rozmawiało, który opowiadał nam o swoim życiu, z którym umówiliśmy się, że wyjdziemy razem na piwo, umarł następnego dnia, gdy my byliśmy w domu. Nie możemy iść do dyżurki lekarskiej i myśleć, co zrobiliśmy źle, nie możemy obwiniać się, że to przez to, że poszliśmy do domu. Bo w momencie gdy my to robimy, kolejni pacjenci czekają na naszą pomoc, czekają na to, byśmy ich uratowali i oddali z powrotem do rodziny. Ale jednak jesteśmy dalej tylko ludźmi. <text:line-break/></text:p>
      <text:p text:style-name="P1">I gdy nam się uda uratować resztę pacjentów, a szczególnie gdy stracimy kogoś jeszcze tego dnia, wracamy znów do domu. Siadamy na spokojnie i zaczynamy myśleć. Zaczynamy myśleć nad tymi, których nie udało nam się uratować, a także tymi, którzy dzięki naszej pomocy dostali więcej czasu, który mogą spędzić z rodziną. Zapalamy papierosa, otwieramy butelkę alkoholu, rozmyślamy, jakie mogliśmy popełnić błędy, które doprowadziły do najgorszego. Może zabrzmię tutaj wrednie w stosunku do ludzi pracujących w tej branży, ale gdy kasjer popełni straszliwy błąd, to sklep może stracić jakieś pieniądze i tyle. Gdy my popełniamy błąd, umierają ludzie. I to nie losowe osoby, a matki, babcie, dziadkowie i ojcowie. I niestety też synowie i córki. Ludzie mówią, że jest wiele rzeczy, które może załamać człowieka, ale osobiście nie wyobrażam sobie gorszego bólu niż u rodzica, który stracił dziecko. Widzimy tych ludzi, kompletnie załamanych, nie wiedzących co zrobić dalej. Oni stracili właśnie kogoś bliskiego, a my nie byliśmy w stanie im pomóc. 12 lat nauki dla samej specjalizacji, przeczytane tony książek, a nie byliśmy w stanie ocalić tej jednej, konkretnej osoby. Zapalamy kolejnego papierosa, otwieramy kolejną butelkę i popadamy w coraz to większe uzależnienie, by samemu nie zwariować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584" meta:character-count="3682" meta:non-whitespace-character-count="3094"/>
    <meta:generator>LibreOfficeDev/5.1.0.3$Linux_X86_64 LibreOffice_project/</meta:generator>
  </office:meta>
</office:document-meta>
</file>